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5-04-1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4-12-3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4-10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4-04-1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4-01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3-01-1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2-10-0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2-04-1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2-01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1-10-2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1-04-1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1-01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0-10-2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20-01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9-10-1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9-04-1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9-01-2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8-01-1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6-12-29 19:51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6-01-13 16:20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5-01-14 20:43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4-01-10 19:18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3-01-03 18:48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2-01-04 20:2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1-01-13 18:53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10-01-20 15:12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9-01-14 16:35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7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7-01-16 21:54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6-01-04 17:31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5-01-10 16:44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4-01-06 19:4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3-01-06 22:41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2-01-02 23:0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1-01-10 22:22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2000-01-04 21:49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9-01-12 19:42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8-01-14 18:03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59098524502</text:p>
          </table:table-cell>
          <table:table-cell office:value-type="string" calcext:value-type="string">
            <text:p>24S 14W 17AAC 02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